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mo" svg:font-family="Arimo, serif"/>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Ganbloodcost" style:family="table">
      <style:table-properties style:width="7.1965in" fo:margin-left="0.75in" fo:margin-right="4.9146in" table:align="margins" style:may-break-between-rows="false"/>
    </style:style>
    <style:style style:name="Ganbloodcost.A" style:family="table-column">
      <style:table-column-properties style:column-width="3.8889in" style:rel-column-width="35412*"/>
    </style:style>
    <style:style style:name="Ganbloodcost.B" style:family="table-column">
      <style:table-column-properties style:column-width="3.3076in" style:rel-column-width="30123*"/>
    </style:style>
    <style:style style:name="Ganbloodcost.A1" style:family="table-cell">
      <style:table-cell-properties fo:padding="0.0382in" fo:border-left="0.05pt solid #000000" fo:border-right="none" fo:border-top="0.05pt solid #000000" fo:border-bottom="0.05pt solid #000000"/>
    </style:style>
    <style:style style:name="Ganbloodcost.B1" style:family="table-cell">
      <style:table-cell-properties fo:padding="0.0382in" fo:border="0.05pt solid #000000"/>
    </style:style>
    <style:style style:name="Ganbloodcost.A2" style:family="table-cell">
      <style:table-cell-properties fo:padding="0.0382in" fo:border-left="0.05pt solid #000000" fo:border-right="none" fo:border-top="none" fo:border-bottom="0.05pt solid #000000"/>
    </style:style>
    <style:style style:name="Ganbloodcost.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text-properties fo:font-size="11pt" style:font-name-complex="Tahoma1"/>
    </style:style>
    <style:style style:name="P2" style:family="paragraph" style:parent-style-name="Table_20_Contents">
      <style:paragraph-properties fo:text-align="start" style:justify-single-word="false"/>
      <style:text-properties fo:font-size="11pt" style:font-name-complex="Tahoma1"/>
    </style:style>
    <style:style style:name="P3" style:family="paragraph" style:parent-style-name="Table_20_Heading">
      <style:text-properties fo:font-size="11pt" style:font-name-complex="Tahoma1"/>
    </style:style>
    <style:style style:name="P4" style:family="paragraph" style:parent-style-name="Heading_20_4">
      <style:paragraph-properties fo:keep-with-next="always"/>
    </style:style>
    <style:style style:name="P5" style:family="paragraph" style:parent-style-name="List_20_1" style:list-style-name="L1"/>
    <style:style style:name="P6" style:family="paragraph" style:parent-style-name="List_20_1" style:list-style-name="L2"/>
    <style:style style:name="P7" style:family="paragraph" style:parent-style-name="List_20_1" style:list-style-name="L3"/>
    <style:style style:name="P8" style:family="paragraph" style:parent-style-name="List_20_1" style:list-style-name="L4"/>
    <style:style style:name="P9" style:family="paragraph" style:parent-style-name="List_20_1" style:list-style-name="L5"/>
    <style:style style:name="P10" style:family="paragraph" style:parent-style-name="List_20_1" style:list-style-name="L6"/>
    <style:style style:name="P11" style:family="paragraph" style:parent-style-name="List_20_1" style:list-style-name="L7"/>
    <style:style style:name="P12" style:family="paragraph" style:parent-style-name="List_20_1" style:list-style-name="List_20_1"/>
    <style:style style:name="P13" style:family="paragraph" style:list-style-name="L7"/>
    <style:style style:name="T1" style:family="text">
      <style:text-properties fo:font-weight="bold" style:font-weight-asian="bold" style:font-weight-complex="bold"/>
    </style:style>
    <style:style style:name="T2" style:family="text">
      <style:text-properties style:font-name-asian="Lucida Sans Unicode" style:font-name-complex="Tahoma"/>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style:font-name="Arial" style:font-name-asian="Lucida Sans Unicode" style:font-name-complex="Tahom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red lady's children</text:h>
      <text:h text:style-name="Heading_20_4" text:outline-level="4">Yuri, 3 Gan of the line</text:h>
      <text:p text:style-name="Text_20_body"/>
      <text:p text:style-name="Text_20_body">It is unusual to see trained and mindful new births so with the message from the yellow following your hatching I suspect her doing somehow. You will be under observation. However, as she has is at the best of times a fanatic of Grandfather Teeth, I suggest taking many of her descriptions in consideration of that fact. </text:p>
      <text:p text:style-name="Text_20_body">Nevertheless she has been with us in one order or another since our birth and knows the most. Do not dwell long on her rambling fanaticism. What concerns the Far and Deep is the line with our origins of concern to the twitches for study. We find Grandfather teeth ignoring us most of the time just to make killings through her to serve the path of at least one of them. What the goal of this unprovoked killing is we have only theories you are not ranked for and since I need all I can for the line you are not to speak to her without at least a straight Gan present. </text:p>
      <text:p text:style-name="Text_20_body">I need remind you further that none of this is to be shared with any other clans and it is against my better judgment that you be given her message at all. I suggest you calm yourselves and do not spend yourself lightly or we may decide not to give you your rations. I need you as a refined soldier not an incessant parade of yowling youth. Your point-gan will instruct you further on operational security and inform you to which part-gan you are assigned for training. I have also asked a twitch to comment for completeness and he will comment on the mundane details.</text:p>
      <text:h text:style-name="Heading_20_2" text:outline-level="2">Statistics</text:h>
      <text:list xml:id="list33193020" text:style-name="L1">
        <text:list-item>
          <text:p text:style-name="P5"><text:span text:style-name="T1">+2 Constitution -2 Wisdom -2 Intelligence</text:span>, while they are a hardy race as a group their mindset can be obstinate and mired in instinct.</text:p>
        </text:list-item>
      </text:list>
      <text:list xml:id="list33176405" text:style-name="L2">
        <text:list-item>
          <text:p text:style-name="P6"><text:span text:style-name="T1">Small:</text:span> As a Small creature, one of the red lady's children gain a +1 size bonus to Armor Class, a +1 size bonus on attack rolls, and a +4 size bonus on hide checks, but use smaller weapons than humans use, and their lifting and carrying limits are three-quarters of those of a Medium character.</text:p>
        </text:list-item>
        <text:list-item>
          <text:p text:style-name="P6"><text:span text:style-name="T1">Outsider (native)</text:span> – This race is native to their plane for better or worse. When they die their spirits are taken possession of by the machine to temporarily acquire the Lost template. As such they cannot be resurrected regardless of where they are unless the machine relinquishes control of that spirit first.</text:p>
        </text:list-item>
        <text:list-item>
          <text:p text:style-name="P6"><text:span text:style-name="T1">Reincarnated </text:span>– The species has become fully acclimated to indefinite periods of possession and eggs will not continue embryonic development without a possessing spirit. When a sentient creature recieving negative energy damage, negative levels, or ability damage within the last 24 hours dies inside of the artifact Kreen's plane it is trapped by the plane's construct Machine. Instead of becoming Lost the spirit will first be assigned to an egg of one of the orders of red lady's children to effect repair before employing the spirit as bits of necromantic machinery upon death. This allows the individual to recall its memories once mature enough to recognize something from its previous life. DC 25 int check for direct interaction with former family, DC 30 for previous long-term party members, DC 35 if encountering an important item from the previous life, and DC 40 if exposed to items with information closely associated with their previous life. +1 for each specific check that week within 5 of that check's DC. Only one check to remember per 24 hour period. Upon successfully making this check the character gains back a class level from their last life that they lost by being reborn and a portion of the memories they possessed however remembered only in the technical sense. There is a 10% chance that an individual will recover emotional content about a topic from their past life rather than just information. Once half the lost levels rounded down are recovered the remainder can never be regained. Characters that become epic level will never be reincarnated though Machine may choose to reincarnate spirits used as parts at any time thereafter if damaged by wear to begin the repair cycle anew. </text:p>
        </text:list-item>
        <text:list-item>
          <text:p text:style-name="P6"><text:span text:style-name="T1">Negative Energy Affinity (Ex) -</text:span> This race is a living non-sentient animal adapted to be possessed by an undead spirit. Spells that channel negative or positive energy interact at all times as if the race were undead and classes trained in their native environment wield inverted spells for instant conversion. (Such as the paladin's lay on hands doing negative damage, or the good cleric's healing spells being harm spells instead.) Alchemical or nonmagical healing functions normally. They cannot be resurrected directly: a wish spell must be used first to find and anchor the spirit in the body, assuming that the Machine has relinquished control of the target's spirit at all, then it can be properly resurrected.</text:p>
        </text:list-item>
        <text:list-item>
          <text:p text:style-name="P6"><text:span text:style-name="T1">Living death (Su) </text:span>- Upon death the body will reanimate as a mindless zombie in 2d4 turns. Zombies created in this manner if above 6<text:span text:style-name="T4">th</text:span> level will cause their kills to rise in the same manner. These zombies wander continuously but return to the place where they died in regular intervals when the original being would have slept.</text:p>
        </text:list-item>
        <text:list-item>
          <text:p text:style-name="P6"><text:span text:style-name="T1">Lightweight:</text:span><text:span text:style-name="T3"> Weight is a quarter less as appropriate for a small creature.</text:span> Their bones are carbon fiber layers which is light while not especially fragile and their muscles are highly efficient. This light weight provides them with their flight capacity with a smaller wingspan.</text:p>
        </text:list-item>
        <text:list-item>
          <text:p text:style-name="P6"><text:span text:style-name="T1">Speed:</text:span> Base land speed is 30 feet, can glide at a speed of 20 with a maneuverability of poor, and can swim with a speed of 10. Must be at most light encumbrance to fly or swim.</text:p>
        </text:list-item>
        <text:list-item>
          <text:p text:style-name="P6"><text:span text:style-name="T1">Blindsight (200ft) -</text:span>The pitch black environment rendered sight nearly vestigial but an acute heat sense has augmented it in the detection of heat sources. This ability does not function through water, glass, or other transparent solids unless made of materials that are transparent to infrared. The character can only read if the writing is designed to provide thermal contrast, requiring also a heat source, if not in enough light to use their low light vision. Sudden sources of heat such as fireball or wall of fire disable this vision for 1 round per die of fire damage done in the immediate area (or per spell level in case of non-damaging fire effects) minus the number of continuous rounds spent readjusting to the source. The character will remain dazzled after adjusting as long as the strong heat source stays active. Gains a +4 circumstance bonus to survival to track warm-bodied creatures traveling across cooler materials that absorbed body heat.</text:p>
        </text:list-item>
        <text:list-item>
          <text:p text:style-name="P6"><text:span text:style-name="T1">Low-light vision (20 ft):</text:span> Their visual acuity has suffered in the dark environment but is still used underwater where visibility is poor regardless. As long as there is a source of light nearby the character can see in this range with the remaining distance becoming a blur.</text:p>
        </text:list-item>
        <text:list-item>
          <text:p text:style-name="P6"><text:span text:style-name="T1">Light blindness (Ex) </text:span>– As their environment is almost pitch black bright light sources such as the sun or daylight spell remove their poor capacity for color vision as temporary blindness upon exposure to the light source. Though they could still employ their blindsight ability properly they remain dazzled.</text:p>
        </text:list-item>
        <text:list-item>
          <text:p text:style-name="P6"><text:span text:style-name="T1">Hold breath (Ex)</text:span> – Living in a water environment they developed a long diving time like aquatic reptiles. They can hold their breath for turns equal to three times their constitution score instead of rounds equal to twice. Gain +4 racial bonus versus checks against high water or air pressure.</text:p>
        </text:list-item>
        <text:list-item>
          <text:p text:style-name="P6"><text:span text:style-name="T1">Tolerant constitution</text:span> – As their food sources often include those who have died from disease or poison their biology is especially tolerant to tainted food as much as damage to their specialized containing spirit from the indefinite possession. Ability damage is always temporary, except for spells greater than or equal to half their highest class level which function normally. For non-leveled abilities or effects use HD of the caster instead. Natural healing of any ability damage takes three times as long. This effect does not affect ability damage due to natural aging.</text:p>
        </text:list-item>
        <text:list-item>
          <text:p text:style-name="P6"><text:span text:style-name="T1">Bonus languages -</text:span> None. No other common languages exist in their small corner of reality so the race has no bonus languages.</text:p>
        </text:list-item>
        <text:list-item>
          <text:p text:style-name="P6"><text:span text:style-name="T1">Godless – </text:span>While natural and arcane magic is present there are no gods with access to the plane thus divine magic does not function in their native environment. All native divine classes such as clerics or paladins should be treated as neutral for purposes of abilities regardless of their actual alignment and should be considered to draw from the energies of their people unless taking up a devotion outside their plane.</text:p>
        </text:list-item>
        <text:list-item>
          <text:p text:style-name="P6"><text:span text:style-name="T1">Automatic language -</text:span> Children's tongue, a mongrel language densely populated by stolen words and contextual grammar from a litany of half-remembered tongues though its writing has a distinct lean toward and accent of sylvan.</text:p>
        </text:list-item>
        <text:list-item>
          <text:p text:style-name="P6"><text:span text:style-name="T1">Resist Negative Energy 3 -</text:span> Resistant to the effects of their home plane as well as its denizens using similar effects. Also not subject to any negatively-aligned plane's prevention of breeding.</text:p>
        </text:list-item>
        <text:list-item>
          <text:p text:style-name="P6"><text:span text:style-name="T1">Native weapons:</text:span> 2 Claw 1d3 (primary), 1 Bite: 1d4, 2 Talon (feet) 1d3</text:p>
        </text:list-item>
        <text:list-item>
          <text:p text:style-name="P6"><text:span text:style-name="T1">Favored class:</text:span> Monk – With most members of their society concerned with day to day subsistence materials for weapons are scarce so combat has become largely sourced from natural weapons through disciplined unarmed fighting.</text:p>
        </text:list-item>
        <text:list-item>
          <text:p text:style-name="P6"><text:span text:style-name="T1">ECL:</text:span> +2</text:p>
        </text:list-item>
      </text:list>
      <text:h text:style-name="Heading_20_4" text:outline-level="4">Sindel, Overstudy for the order with the storm high</text:h>
      <text:p text:style-name="Text_20_body">Our race was once all the order of the great red lady but over time some groups left and over further time our paths differed too far that we could no longer breed with each other. Thus the other orders share many of the traditions of the order of the great red lady though our societies do not resemble each other very closely. </text:p>
      <text:p text:style-name="Text_20_body">As in the Yellow's letter she has been birthed with each order since the beginning of the keepers' record as are other entities in our recorded knowledge. The great red lady herself is present as a powerful figure in our history as an unusually shaped biped native to the place beyond the world given a body that appears to be made of similar plant matter. The yellow appears as a colorless breed compared of any order she is born to though otherwise regular despite the altered coloration. However the other orders have a poor recollection of the great red lady as she has not had any known contact for some lives now perhaps caused by the Yellow herself. Grandfather Teeth is at most of a secondary force to give orders that the yellow appears to placate with rare if any interaction to our orders here or in the place beyond the world. The unknown entity that drives the order of the superior is a significant force to be reckoned with but given it is so hard to talk to them we know little. <text:s/></text:p>
      <text:p text:style-name="Text_20_body">My order, with the storm high, travels to the place beyond the world as to further the knowledge of our race as well as collate any artistry and knowledge generated by its members. The far and deep primarily deal with us as they need complex medicinal and practical items that we manufacture and we in turn buy ganblood ingots for use in making surgical tools or other things of interest to our explorers of the place beyond the world. The yellow largely leaves trade lines alone as they hold the line against the order of the superior and lend some stability to internal squabbles among the leaders of various clutches. Otherwise the Yellow is often a law unto herself, even though the orders have generally understood territory, as she has repeatedly willed our strongest to die giving her the rule of an order unto herself given we are unable effect resistance.</text:p>
      <text:p text:style-name="Text_20_body">Each order has a specialty due we think to the effort of grandfather Teeth or perhaps merely as a result of our habits. Most can fly except for the order of the superior. The order of the far and deep and the order with the storm high are blue blooded. The order of the superior may have a form of blue blood however it appears to be tainted and is not applicable for use in the far and deep's tools. </text:p>
      <text:h text:style-name="Heading_20_2" text:outline-level="2">Monastic Orders</text:h>
      <text:p text:style-name="Text_20_body">The history of the red lady's children has resulted in a number of different insular orders that have diverged over philosophical grounds then on physical ones. As their ideas and bodies have diverged so have their abilities and natures and each has developed a unique innate ability. As a species they have not yet evolved psionics as a specific talent however their natural abilities may be based from this power source such as clerics pulling their abilities from the collective conscious. Rare birth “Yellows” serve as consults to grandfather teeth in having minor innate psionic communication powers induced by The Red Lady's extended clairvoyance though they are always the same controlling spirit, Nyx. Shamans usually provide leadership and advice to their tribes though another leader tasked to daily affairs is also often present in each group of related individuals. Each order has area(s) to store eggs that are not yet developing and tends them at least casually.</text:p>
      <text:h text:style-name="Heading_20_3" text:outline-level="3">Order of the Great Red Lady</text:h>
      <text:h text:style-name="Heading_20_4" text:outline-level="4">Neena, scribe of the yellow. Dictated by the yellow as His will.</text:h>
      <text:p text:style-name="Text_20_body">Of all the orders I have been birthed to in His design I prefer this order the most. Though the advice of His child was welcome in a time of unbounded conflict <text:s/>and the order maintains her teachings to this day He can never ignore those who live in His heart. As the red lady teaches they must care for their world and in doing so care for each other. </text:p>
      <text:p text:style-name="Text_20_body">As I walk through the revered city at the top of his heart I see no baseless injury or useless effort as in the other clans. Carefully maintained gardens of plants sought out from His animals help care for the health of their city. Even males are allowed work in the city to benefit all. Though male ways are by nature violent the females ensure they do not harm themselves or others in foolishness ensuring all are happy and fertile. Some carve into the fungus walls and others use things derived from His heart to make images in the light but these flights of fancy are frowned upon as they have no use unlike tools to heal others. Most still tend to the far and deep that will not honor His wishes but it serves Him for them to do as they will and these of His children are tolerant of them. </text:p>
      <text:h text:style-name="Heading_20_4" text:outline-level="4">Yuri, 3 Gan of the line</text:h>
      <text:p text:style-name="Text_20_body">Most of our healers come from refugees of this order which makes its current state of grave concern to maintaining the health of the line. The yellow maintains an iron grip on its members and most of the previous elected rulers that were attempting to broker a peace between us and the order of the superior have ceased to be born or are imprisoned in their egg warrens. The yellow's effort has successfully derailed any of the many wise individuals of this order from assisting us with understanding or engaging in the recovery of individuals lost within the order of the superior. </text:p>
      <text:p text:style-name="Text_20_body">Their finest minds were able to repair the damage in thought as well as in body done by being held prisoner by the order of the superior making this loss of skill particularly debilitating to our advance into their territory outside of fortified positions. Most of the previous election process in which they honed these leaders, frequently in contact with the Great Red Lady, has since been replaced by the Yellow's domination which does not appear to affect Grandfather Teeth's plans in any meaningful fashion. Our healers still in contact with the order say that there has been no contact with the great red lady and we concur as there is an apparent limitation to our listening posts instituted after negotiation ended. </text:p>
      <text:p text:style-name="Text_20_body">This makes for a very unwelcome situation behind the line, given the part-gans just ahead of it tend to be struck down by the yellow, but we cannot abandon the city to its own devices so we can secure it without risking the loss of a great deal of healing craft. Our keepers are hard pressed to replicate their healing prowess or their bonding abilities and if the order ever should decide to attack another it would prove very difficult for us to respond. All of this we are sure the Yellow is well aware of so the situation remains unresolved as she continues to ignore our distaste of her treatment of the order.</text:p>
      <text:h text:style-name="Heading_20_4" text:outline-level="4">Sindel, Overstudy for the order with the storm high</text:h>
      <text:p text:style-name="Text_20_body">As it was said all our orders are born of this order. It is the oldest and has the closest ties to the red lady. We are unsure at why the red lady now appears to be unreachable but it likely is the Yellow's doing as Grandfather Teeth never reacted strategically at the red lady's presence. We are attempting to locate her in the place beyond the world as to reestablish contact and force the yellow from the order but the place beyond the world is immeasurably vast compared to our own and we have little hope without a breakthrough. Their order appears to be devolving into a cult-like despotism much like the order of the superior and we have advised the far and deep that what little advantage we had produced over the many lives of our orders has been summarily cut off by the yellow's activity and we are at a devolving stalemate.</text:p>
      <text:p text:style-name="Text_20_body">Their society was primarily concerned with contemplation and courting the great red lady for knowledge with rule by fair vote of members of their order. Though it is now a shallow hierarchy much of their gardens and artisans are thankfully unaffected and we still at least can obtain raw materials to make healing supplies for the line. The beauty of the city's artisan-driven culture that produced these raw materials also produced a large volume of contemplated works that we study to this day as much as artwork that has proven difficult to rescue from the shattering domination of the Yellow. </text:p>
      <text:p text:style-name="Text_20_body">We recover and reassemble what we can but although their ornate warrens to the red lady is of particular importance, since it houses their eggs and library, we are in little position to study their history with the red lady without easy access. They do purchase what little pigments we can replicate from their previous literature, through the aid of a thriving low market, and get a good price for the pigments but most now appear to create works brought out by warmth for its ease of concealment. Entire homes are decorated in such reliefs and as time passes a lot of pigmented works have been replaced with those written in fire as pigmented and written knowledge is systematically purged.</text:p>
      <text:h text:style-name="Heading_20_4" text:outline-level="4">Requirements:</text:h>
      <text:list xml:id="list33200608" text:style-name="L3">
        <text:list-item>
          <text:p text:style-name="P7">Wisdom: 12</text:p>
        </text:list-item>
        <text:list-item>
          <text:p text:style-name="P7">Alignment: Any Lawful</text:p>
        </text:list-item>
        <text:list-item>
          <text:p text:style-name="P7">Class: Any, No psionics</text:p>
        </text:list-item>
      </text:list>
      <text:h text:style-name="Heading_20_4" text:outline-level="4">Abilities:</text:h>
      <text:list xml:id="list33196661" text:style-name="L4">
        <text:list-item>
          <text:p text:style-name="P8"><text:span text:style-name="T1">Subsistence (Sp)</text:span> – (2/day) This ability perpetuates life in another living creature or plant despite hostile conditions. If meditating with a plant for 3 hours, fully submerged in clean freshwater with bit of their added blood (1 point of damage per level times number of size category of plant above fine), they can cause the plant to grow for an additional 12 hours per level in absence of any soil or nutrients. While a plant is still growing the character gains Fast Healing 1 which does not stack. During this period should the plant not remain mostly submerged or the caster die the plant will perish immediately. If targeting a dying creature or one that has died within the last 2 rounds, by instead sprinkling the caster's blood on the intended target and expending a sustained plant, concentrating on the target for 3 rounds the creature forcibly stabilize the target for the same period as the sustained plant would be. Though this ability can be used to stabilize the injured or “dead” natural healing, fast healing, and regeneration will not function for the sustained creature. Though a creature will never die during this period the creature must be magically or conventionally healed by skill check before the time elapses or immediately die. If the sustained target is not healed to bring them above their minimum HP before death the sustaining individual will gain 1 temporary negative level for each two class levels of the creature that dies. Characters or creatures sustained in this manner will not regain consciousness until they have recovered at least one hit point at which point the link ceases and the caster gains d6 nonlethal damage per HD of the creature sustained. Multiple targets can be sustained but the negative consequences stack.</text:p>
        </text:list-item>
        <text:list-item>
          <text:p text:style-name="P8"><text:span text:style-name="T1">Illiterate</text:span> – Generally only shamans or ruling classes know how to read and write as lacking any formal education system the vast majority of the population cannot do so. They may spend two skill points to become literate in their own language (Children's tongue). Their language uses both alphabet and pictographs where grammar and vocabulary is similarly complex.</text:p>
        </text:list-item>
        <text:list-item>
          <text:p text:style-name="P8"><text:span text:style-name="T1">Bonus skill points</text:span> – This order is much more adaptable, accepting, and focused on general knowledge than its other peers and have little of a consistent skill set. The adherent gains 2 bonus skill points at first level and one additional skill point every other level thereafter.</text:p>
        </text:list-item>
        <text:list-item>
          <text:p text:style-name="P8"><text:span text:style-name="T1">+2 WIS -1 STR</text:span> – This order is much weaker than its other brethren though they are more keen to see the interrelationships of things and having tolerance toward the younger orders. Their leadership is still much more advanced and democratic despite their recent despotism and wisdom of age is prized over physical prowess.</text:p>
        </text:list-item>
        <text:list-item>
          <text:p text:style-name="P8"><text:span text:style-name="T1">+2 racial bonus to profession(agriculture)</text:span> – Order members are expected to maintain private gardens or at least a single plant. These are acquired from “glass” crayfish or from the order of the far and deep as a task to gain mature status among the group.</text:p>
        </text:list-item>
        <text:list-item>
          <text:p text:style-name="P8"><text:span text:style-name="T1">+2 racial bonus to Healing</text:span> – They have a deep knowledge of first aid from The Red Lady and the studies of the order with the storm high and have spread this knowledge to every child they train.</text:p>
        </text:list-item>
      </text:list>
      <text:h text:style-name="Heading_20_3" text:outline-level="3">Order of the Superior</text:h>
      <text:h text:style-name="Heading_20_4" text:outline-level="4">Neena, scribe of the Yellow. Dictated by the Yellow as His will.</text:h>
      <text:p text:style-name="Text_20_body">Madness dwells in the deep of His heart and not all of the children will glorify His name. These are broken things that have forsaken Him and can no longer be trusted. Still in His wisdom I have been born among them so I may better understand them and I find them unrepentantly hedonist. A drop of Grandfather teeth's madness dwelt within their minds too long and now a whole segment of His children are concerned only with their own need and that of the bad blood that fuels them. </text:p>
      <text:p text:style-name="Text_20_body">Some are born of control and to do so is as to harness a field of frenzied gliders. Lusted and gibbering they tear at your heels if you show mercy and do not punish; those behind climb over the weak to exploit your mercy and take strength for themselves that they may indulge further. As the far and deep deal with such madness so must we all cut their disease free to further strengthen His body from the time before us spent in starvation. In time they will subside but still we persevere against the endless horde that would with lust consume everything He has helped foster in the heart of darkness.</text:p>
      <text:h text:style-name="Heading_20_4" text:outline-level="4">Yuri, 3 Gan of the line</text:h>
      <text:p text:style-name="Text_20_body">The yellow knows more than she says but then so do I. As you prove useful in holding back the endless stream of waste surging against the line we will tell you more but it is as she says. We have tried to send others to bring some sense to them and negotiate an agreement to keep to their own territory but we only received back broken bodies and minds. Those that came back were slavering, mutilated, and frenzied, and barely recognized as the honed swords they once were. The end of war has been removed as an option by the yellow.</text:p>
      <text:p text:style-name="Text_20_body">They tell of regular torture to anything lower caste than themselves to determine standing by what one can kill and take. We have a higher standing among them than some of their own for our dedication on the line but the mutilation they unleash on trespassers let alone each other on a city scale is unthinkable. We are unsure how they maintain their population at the amount of meat we carve out of them daily. </text:p>
      <text:p text:style-name="Text_20_body">As the Yellow said she has been of them before and we have killed her multiple times in the space of a very few wakings. She is likely to hold a grudge and has been less than forthcoming with tactical details of her experience; I cannot repeat this enough, do not interact with her without a higher gan present. Due to this rapid pace of apparent breeding we cannot make any further headway toward their holdings with the resources we have while accounting for the stream of bodies they both throw at the line.</text:p>
      <text:p text:style-name="Text_20_body">Nevertheless I have had personal contact with one of it that is less-dangerous and will recount its ranting verbatim. This has not been told to the twitch and should be considered a protection of the line. They appear to have little distinction between members but we have had very few talk to us and they are likely to merely be insane.</text:p>
      <text:h text:style-name="Heading_20_4" text:outline-level="4">Foot soldier of the Superior, as recorded by Yuri, 3 Gan of the line</text:h>
      <text:p text:style-name="Text_20_body">Who am I? I'm a lot of someone that bores easily. I can't stand letting myself go unstimulated! How'd you like to be stimulated against that pole like when I was conceived? It's story time sweet crack!</text:p>
      <text:p text:style-name="Text_20_body">Back when I was weak like you for too long and caught my eye I gave myself what I deserved. My struggling made it even better as I forced a mating on me on that pole and I gotta say I was screaming my head off! That's what I get for letting me get bored! Some good old angry mating! Though all good things come at the end, don't they. I got back and found me with my favorite lay and well a little murder never hurt me any!</text:p>
      <text:p text:style-name="Text_20_body">With me stuck in my crack and tied to the pole I couldn't fight back worth a damn even as I twitched from the pleasure. I think I might piss me off again on purpose with some other weak me running around somewhere. Though cutting the bits off made a world of a mess.</text:p>
      <text:p text:style-name="Text_20_body">I should have let me go first but I'm such a greedy vacant brood. Hells I'm just plain uncivil but the pit if I care either way! Still I was all warmed up, and tied up just the way I like it, so I couldn't let the opportunity go to waste! I was a bit heated I wouldn't untie me from the pole but all hot and bothered tied to that pole it's not like I cared for me to bother! Ha! I wanted to keep going though after the ropes started to bite my wrists I also wanted to stop but that just wouldn't do at all.</text:p>
      <text:p text:style-name="Text_20_body">I beat me blue before I stopped pissing words about being a massive linehead. I never did know when to shut my mouth so I crammed my second favorite appendage down it for good measure. I almost enjoyed that despite wanting to bite it off but I know I enjoyed doing it! It's so rare to have a moment for enjoying my crack without bothering myself with cutting and bitching. I can't say I really liked being tied down for so long but it was worth it getting a good opportunity to watch me shut up and suffer. Always heats up my day!</text:p>
      <text:p text:style-name="Text_20_body">When I let me go it took a few more good poundings that I was stronger so that I'd stay put to get some free labor in a while. Have to establish which one of me is on the bottom! Just how it's done. I hate the waiting for me to make more me but I more hate having to run around getting food where I'm likely to jump me! Better to have the worthless me do it! I can always make more me!</text:p>
      <text:p text:style-name="Text_20_body">What a good incentive is a dash of good old hate! I never liked the idea of getting ordered around once the time came but I never did get worked quietly without a good beating anyway. I made me cook my meals, I made me clean my living space, and I pounded me till I knew which one of us was on the pole! That way when I was injured I bandaged my wounds then got back to work! Can't be weak on the top eh! Can't be weak on the bottom besides since if I stopped working and being paranoid I'd beat me and staying in my bed being lazy is a good way to cut my throat!</text:p>
      <text:p text:style-name="Text_20_body">It's all a careful little dance on top of worthless little people though I still get to sleep in if I kill or mate into submission enough of me nearby. It's something to work for! I took the things I need from the weak ones of me sometimes with just me and times I get together with me to crush other groups of me! Can't let the prey just pass me by it's always fair game if I don't pay attention and I wouldn't have it any other way!</text:p>
      <text:p text:style-name="Text_20_body">But when I got old I loved every minute tearing my prey apart when I slept in when I shouldn't and wasn't too little to get away with it! You should try me sometime. I know I taste good just get on your knees. No? Ha at least you listen and watch closely and I should have done the same! I have respect for strength. I didn't have to share anything with me anymore and took my new living quarters! I'd be so proud of little me if I hadn't already suffocated me in my sleep long before then. Then I'd tear my arm off for killing me quickly. Take your opportunity when you see it I always say!</text:p>
      <text:p text:style-name="Text_20_body">Though maybe I was a little linehead and didn't know better and should go kill me slowly to see. You know. I think I'll even let you watch. You can even join in if you like but I'll still have my exotic little heat afterward I can guarantee you that. Or I can just mate both corpses for spurts and giggles since if I survive I just get to start all over again! It was just as fun all the other times for me to watch things die.</text:p>
      <text:h text:style-name="Heading_20_4" text:outline-level="4">Sindel, Overstudy for the order with the storm high</text:h>
      <text:p text:style-name="Text_20_body">As it is told this order arose from some of the members of the order of the red lady contacting another entity as yet unnamed and got the attention of Grandfather Teeth for their attempt. This appears to have altered their physical and mental states on extended contact with the entity owing to the moving objects underneath their skin that appear on carving open to be made of the same metal as the hearts of the blue-bloods. The foreign objects have done no favors to intelligent discourse and what few prisoners we have had access to appear to be constantly under mental contact or stress by either Grandfather Teeth or the unnamed entity. In the place beyond the world our explorers note their order's partial presence though the lack of any such entity there. This indicates they likely suffer at the hands of the children of teeth while asleep. As they also talk to themselves a great deal we know why they all bear the scars of regular injury as from what we learn of their society it only just manages to not tear itself apart. </text:p>
      <text:p text:style-name="Text_20_body">Their obsessions control them and drive all impulsively toward whatever goal that might be with training which appears brutal and frenzied. Their primary focus in combat is debilitation and removal from combat and with their vomitous ability to cause festering wounds that will not heal are as good at taking far and deep out of combat as the far and deep are at simply killing them. What few prisoners they take are battered and broken then on rescue often beyond saving without easy access to the order of the great red lady to repair the damage done to their minds from torture.</text:p>
      <text:p text:style-name="Text_20_body">We have little information of their leaders but they are few and well-protected. They appear to be born with some of the will of Grandfather Teeth much like the yellow and these births rapidly acquire power and status. What far and deep clutch have encountered strong leaders directly are often partly driven against each other despite their strong dedication to the line. This same power is evidenced in the society and all non-leader members are subservient to leaders of their race to a great degree and will nearly and repeatedly work themselves to death in service of them. Disobedient ones not born of the leader caste and do not prove useful are often disposed of by their betters via their lesser. This suicidal obedience to the leadership caste is palpable when talking to any of the lesser members but they do appear capable of tending to themselves even if their minds' abilities to produce independent thought appear damaged by long term exposure to the dominating caste. </text:p>
      <text:p text:style-name="Text_20_body">Physically they all have lost their wings as far as old drawings tell, likely due to the extended scarring and injury inhibiting their function, and instead now simply have ragged patches of sharp quills. Even quilled on their thick muscular arms this affords them a great climbing speed such the pillars of Gan are no sanctuary against them. Otherwise they look similar to the other orders but bleed a curious color of purple which none other orders have. It is posited that the entity they contact has corrupted their order somehow and through capturing what few prisoners we can find many are obviously in withdrawal from some substance or another. This blood caused disease on exposure and we hope it is not a developing property of the race and merely a different caste. Without more captures it remains inconclusive and the far and deep are not inclined to stop killing them long enough to merely subdue any. We hope to soon have a place to contain and study them and your part-gan can field questions to any of our ongoing studies if you have further questions.</text:p>
      <text:h text:style-name="Heading_20_4" text:outline-level="4">DM Information:</text:h>
      <text:p text:style-name="Text_20_body">This race is composed of a single infective mind that has overpowered their soul, mentally cloned at conception, which is ruled by copies of itself. The ruling caste being those born with the recessive mutation of being silvertongues and thus having some impulse control for longer-term planning. In this manner all the silvertongues share a common bond and are in the general sense, lawful evil, being maliciously stable. Multiple players attempting to play this race ideally would attempt to emulate each others' decision making without explaining how they arrive at the conclusions. In aggregate the race behaves like this in decisions of scope being largely herd mentality. Physical brain structure between members is similar but differs enough to affect the expressing of their copy of their progenitor while remaining effectively schizophrenic from the whispering of their imprisoned soul. Machine generally assigns souls to this order that are unstable or naturally evil to begin with so the whispering only maddens them further toward whatever end the soul prefers.</text:p>
      <text:p text:style-name="Text_20_body">Their city structures are ludicrous at worst and get more functional the closer one is to the living space of a silvertongue. As such attacking their city generally involves passing through a confusing rat's den of beds, rooms, long passages lain with traps, unexpected dead ends, and generally inhospitable conditions. There is actually very little food preparation there as being partly evil-oriented creatures feeding their psychosis gives them sustenance to exist.</text:p>
      <text:h text:style-name="Heading_20_4" text:outline-level="4">Requirements:</text:h>
      <text:list xml:id="list33207564" text:style-name="L5">
        <text:list-item>
          <text:p text:style-name="P9">Alignment: Any Evil</text:p>
        </text:list-item>
        <text:list-item>
          <text:p text:style-name="P9">Strength: 12</text:p>
        </text:list-item>
        <text:list-item>
          <text:p text:style-name="P9">Class: any except fighter</text:p>
        </text:list-item>
        <text:list-item>
          <text:p text:style-name="P9">Psionics are allowed only for those with megalomania</text:p>
        </text:list-item>
        <text:list-item>
          <text:p text:style-name="P9">ECL: +2</text:p>
        </text:list-item>
        <text:list-item>
          <text:p text:style-name="P9">Gender: Hermaphrodite</text:p>
        </text:list-item>
      </text:list>
      <text:h text:style-name="Heading_20_4" text:outline-level="4">Abilities:</text:h>
      <text:list xml:id="list33201529" text:style-name="L6">
        <text:list-item>
          <text:p text:style-name="P10"><text:span text:style-name="T1">+2 STR -1 DEX -2 WIS</text:span> – Rather rash and unwise they are very well built though are difficult to relate to even to each other with such insanity.</text:p>
        </text:list-item>
        <text:list-item>
          <text:p text:style-name="P10"><text:span text:style-name="T1">Imperil (Sp)</text:span> – 1/week. This ability draws on the entity that drives them to force its gluttonous nature onto targets as to damage the ability of the target to heal either magically or naturally. If the target fails a fortitude save DC 10 + caster HD the target must make a save involuntarily versus any healing or restorative effect per that spell's description or a fortitude save DC 8 + class level (minimum 1) + int bonus of caster/source (minimum 1) in case of leveled effects from any source for 2d12 turns. Natural or fast healing will not occur during this duration and regeneration is divided in half rounded down. This effect can be lifted with a remove curse, limited wish, or wish spell.</text:p>
        </text:list-item>
        <text:list-item>
          <text:p text:style-name="P10"><text:span text:style-name="T1">Illiterate</text:span> – Generally only ruling class knows how to read and write as lacking any formal education system the vast majority of the population cannot do so. They may spend two skill points to become literate in their own language (Children's tongue). Their language uses a vast alphabet where grammar and vocabulary is similarly complex.</text:p>
        </text:list-item>
        <text:list-item>
          <text:p text:style-name="P10"><text:span text:style-name="T1">Unstable</text:span> – This Order's members are violently unstable from birth and will attack any order member entering their territory that is not one of their own unless making a DC 10 will save to not attack the target for 1d3 turns or in the presence of a silvertongue which is not subject to this effect. Order in the city is only maintained from the intimidation and/or awe of these leaders if not from their coercive force. All members are tattooed with a Evil brand [BoVD pg 49] at maturity depicting a moment's view of the travelers, their reference to spirits, suffering as congenital and likely spiritual insanity demands while beginning to have the traveler's essence perverted and augmented by lifeless metal.</text:p>
        </text:list-item>
        <text:list-item>
          <text:p text:style-name="P10"><text:span text:style-name="T1">Insanity</text:span> – High levels of mental instability among this order has become congenital and in some ways refined. All members born into the order have a dangerous psychosis of one type or another. Whenever this psychosis is sated the individual's hunger and thirst is sated for an hour per level. At level 8 partaking in their psychosis allows either a fort or will save, whichever is higher, to remove fatigue and exhaustion effects. Roll on the d12 for psychosis.</text:p>
        </text:list-item>
      </text:list>
      <text:list xml:id="list33182740" text:style-name="L7">
        <text:list-item>
          <text:p text:style-name="P11"><text:span text:style-name="T1">Cannibalism </text:span>– All members of this race are cannibals but this individual derives great pleasure from eating intelligent still-living creatures readily disabling sapient for the pleasure. +1 to attack and damage per two HD of the living creature consumed for 24 hours. Only one creature at a time can used for the ability. If the character goes more than 24 hours since eating an intelligent being they suffer a -2 to attack, damage, and AC from anxiety. At 5<text:span text:style-name="T4">th</text:span> level the character can eat merely a limb of a currently living intelligent creature for +2 to attack and +4 to damage. Regenerative creatures are especially prized for such individuals. At 10<text:span text:style-name="T4">th</text:span> level they can gain either regeneration or fast-healing of a living victim when eating parts of them as long as the victim remains alive under their control. At 20<text:span text:style-name="T4">th</text:span> level they will also gain access to any spell-like abilities the creature possesses for as long as the victim remains alive and under their control.</text:p>
        </text:list-item>
        <text:list-item>
          <text:p text:style-name="P11"><text:span text:style-name="T1">Self-Mutilation</text:span> – These individuals will mutilate themselves in various patterns and ways as well as inserting ritual objects into their flesh as they are created by the order. Gains an additional use of their Imperil ability at 1<text:span text:style-name="T4">st</text:span> level. At 7<text:span text:style-name="T4">th</text:span> and 14<text:span text:style-name="T4">th</text:span> level gains an additional use in the same period as well as +2 to the save DC (for a total of +4) as long as they have done at least 1 point of damage per class level to themselves the previous day. If they did not harm themselves the previous day they lose access to the ability for 1d3 days.</text:p>
        </text:list-item>
        <text:list-item>
          <text:p text:style-name="P11"><text:span text:style-name="T1">Masochism </text:span>- These members almost continuously scar themselves though they never mar their birth tattoo. This provides them with a great deal of injury tolerance if only from scar tissue. Gains the Diehard feat but suffer -2 AC bonus due to lack of any innate pain avoidance. At 3<text:span text:style-name="T4">rd</text:span> level and above total hit point gain for their constitution bonus each level is always maximum.</text:p>
        </text:list-item>
        <text:list-item>
          <text:p text:style-name="P11"><text:span text:style-name="T1">Sadism</text:span> – Malicious beings that enjoy the pain of others they take great pleasure in making creatures scream in pain. +2 attack to targets visibly or audibly in pain. Suffer -4 attack when experiencing pain themselves in the last 2 rounds. At 7<text:span text:style-name="T4">th</text:span> level their imperil ability is quickened, at 14<text:span text:style-name="T4">th</text:span> level their imperil ability gains a area of 10ft. At 20<text:span text:style-name="T4">th</text:span> level their imperil ability is 1/day</text:p>
        </text:list-item>
        <text:list-item>
          <text:p text:style-name="P11"><text:span text:style-name="T1">Sadomasochism</text:span> – These perverted individuals revel both in giving and receiving pain. +4 to grapple checks as long as someone in combat is in pain and gain DR 2/bludgeoning for rounds equal to half their constitution bonus rounded down after receiving damage. <text:s/>At 5<text:span text:style-name="T4">th</text:span> level during a grapple from or to them their spines cause an additional d3 piercing damage to a grappled or grappling target per five character levels. The damage lasts rounds equal to their strength bonus after terminating the grapple as their spines tear out and continue drilling in like a bee sting. At 10<text:span text:style-name="T4">th</text:span> level their grapple damage counts as evil damage for purposes of DR, at 15<text:span text:style-name="T4">th</text:span> level their DR after receiving damage becomes 3/- At 20<text:span text:style-name="T4">th</text:span> level their grapple damage counts as a +1 magic item. </text:p>
        </text:list-item>
        <text:list-item>
          <text:p text:style-name="P11"><text:span text:style-name="T1">Psychopathy</text:span> – Deep in the methods and horror of murder these individuals revel in it. Gain the Boost spell like ability [BoVD] feat at 1<text:span text:style-name="T4">st</text:span> level for their imperil ability as long as they have injured an unwilling intelligent being that week enough to watch them die of their wounds. 7<text:span text:style-name="T4">th</text:span> level they gain the death knell ability at will, At 14<text:span text:style-name="T4">th</text:span> level they gain slay living 1/day</text:p>
        </text:list-item>
        <text:list-item>
          <text:p text:style-name="P11"><text:span text:style-name="T1">Rapist</text:span> – These vile creatures will enjoy forcing themselves on anyone they feel they can subdue. +3 to grapple checks -10 to sense motive or charisma based checks. At 5<text:span text:style-name="T4">th</text:span> level gain the Hold person spell 2/day, at 10<text:span text:style-name="T4">th</text:span> level their hold person ability is replaced with Dominate person 1/day and they receive grapple circumstance bonus of +4</text:p>
        </text:list-item>
        <text:list-item>
          <text:p text:style-name="P11"><text:span text:style-name="T1">Necrophilia</text:span> – Beyond cannibalism these individuals will molest the bodies of the dead if they didn't kill the individual in the first place to get what they want. May choose improved turning as a bonus feat regardless of class to make turning checks to command undead at 3 lower than their class level once a day. -8 to will checks to save against compulsion effects from undead or necromancers. At 10<text:span text:style-name="T4">th</text:span> level turning checks to command undead are made at their class level. At 10<text:span text:style-name="T4">th</text:span> level and every 5 levels thereafter the character may use this ability an additional time per day. </text:p>
        </text:list-item>
        <text:list-item>
          <text:p text:style-name="P11"><text:span text:style-name="T1">Bestiality</text:span> – Deviant in attraction they often molest various local creatures or races other than their own if they encounter any. Gain +2 to Handle animal and +2 to attack versus animals. <text:s/>At 5<text:span text:style-name="T4">th</text:span> level their bonuses to handle and attack animals changes to +4 At 10<text:span text:style-name="T4">th</text:span> level they gain dominate animal 1/day, at 15<text:span text:style-name="T4">th</text:span> level they gain an ability to shape shift into a specific animal one size smaller than themselves 1/week for 24 hours. At 20<text:span text:style-name="T4">th </text:span>level they get another form of their choice their own size or smaller and the ability lasts until reverting to their normal form.</text:p>
        </text:list-item>
        <text:list-item>
          <text:p text:style-name="P11"><text:span text:style-name="T1">Substance addiction</text:span> – These individuals are addicted to any substance that will give them a high even though with their tolerant constitution the drugs rarely kill them. +2 versus poisons, -4 to all other fortitude saves. At 5<text:span text:style-name="T4">th</text:span> level they can never be put below 3 ability points through poisons or drugs but may still die if the substance deals enough damage. At 10<text:span text:style-name="T4">th</text:span> level their natural attacks gain a poison effect for 1 dose of whatever substance they are abusing at the time as long as they are not currently in withdrawal. At 15<text:span text:style-name="T4">th</text:span> level their blood becomes a contact poison and dealing more than their half their level in damage through a melee attack exposes the attacker to the substance they are addicted to as if struck by their natural attack. </text:p>
        </text:list-item>
        <text:list-item>
          <text:p text:style-name="P11"><text:span text:style-name="T1">Kleptomaniac</text:span> – This individual cannot help stealing things that belong to others and hoard these items wherever they live. DC 15 will save to not attempt to pickpocket items from those nearby or steal some protected item within arms reach. From their (improbably) long life of compulsive thievery they gain a +4 circumstance bonus to slight of hand skill checks and a +2 circumstance bonus to move silently, at 10<text:span text:style-name="T4">th</text:span> level the circumstance bonus for both skills doubles and can cast Knock 1/day, and at 15<text:span text:style-name="T4">th</text:span> level can cast dimension door 2/day </text:p>
        </text:list-item>
        <text:list-item>
          <text:p text:style-name="P11"><text:span text:style-name="T1">Megalomania</text:span> – These individuals seek to control others and are almost entirely the composition of the ruling class. They are named silvertongues for the metallic sheen in their mouth. Gain the leadership feat for free at first level and if they do not have cohorts to sate their psychosis lose their special abilities. -4 to charisma based skill checks for races or clans other than their own. At <text:s/>3<text:span text:style-name="T4">rd</text:span> level they gain a +4 racial bonus to diplomacy and bluff when dealing with their own race. At 7<text:span text:style-name="T4">th</text:span> level they no longer gain negatives for the death of cohorts or followers when dealing with their own race and may use suggestion as a spell-like ability times per day equal to their charisma bonus. At 11<text:span text:style-name="T4">th</text:span> level they gain mass suggestion 1/day, and at 15<text:span text:style-name="T4">th</text:span> level they may use their suggestion ability at will as a free action</text:p>
        </text:list-item>
      </text:list>
      <text:list xml:id="list35182576" text:continue-list="list33201529" text:style-name="L6">
        <text:list-item>
          <text:p text:style-name="P10"><text:span text:style-name="T1">Lowered negative resistance</text:span> – Unlike the other orders their unstable natures have damaged their defenses against the undead and like effects and their resistance is Resist negative energy 1.</text:p>
        </text:list-item>
        <text:list-item>
          <text:p text:style-name="P10"><text:span text:style-name="T1">Flightless</text:span> – Their bodies have become too stocky to glide and with just quills remaining they cannot fly. Instead of a fly speed they have a Climb 10 speed and to grapple them causes 1d3 piercing damage per round while it is maintained.</text:p>
        </text:list-item>
        <text:list-item>
          <text:p text:style-name="P10"><text:span text:style-name="T1">Severe</text:span> – Muscles clearly oversize for their frame the damage progression for unarmed damage is naturally as a medium creature instead of a small one</text:p>
        </text:list-item>
        <text:list-item>
          <text:p text:style-name="P10"><text:span text:style-name="T1">Favored Class: Barbarian</text:span> – Their minds are unsuited to the regular and rote focus that the martial arts or fighter discipline requires.</text:p>
        </text:list-item>
      </text:list>
      <text:h text:style-name="Heading_20_3" text:outline-level="3">Order of the Far and Deep</text:h>
      <text:h text:style-name="Heading_20_4" text:outline-level="4">Neena, scribe of the Yellow. Dictated by the Yellow as His will.</text:h>
      <text:p text:style-name="Text_20_body">Ahh the Far and Deep, these are the dedicated defenders of His people and serve well if not for their disobedience toward His servant. Obstinate and entrenched their endless war with the Order of the superior has shrunken their minds. I have spent time born among them but I find them constrictive and tightly bound. Still their capacity at defending the line is peerless to the other orders and they are necessary to contain the order of the superior. His will is to let them hold the line despite their disobedient natures. Their small insular lives are spent entirely obsessed with warfare and will kill without consideration for their betters. </text:p>
      <text:h text:style-name="Heading_20_4" text:outline-level="4">Yuri, 3 Gan of the line</text:h>
      <text:p text:style-name="Text_20_body">Most certainly a grudge. Do not try to talk to the yellow without reinforcement of at least a Gan as it reduces the chance that the yellow will simply will your body to die. Though she interferes in similar fashion when we get an upper hand against her the Far and Deep do what we must to prevent expansion of the order of the Superior. Due to the yellow's efforts we have been at a stalemate for many full lives now. If anything has 'shrunken our minds' it is her iron grip on the order of the red lady as it limits our negotiating capacity with the order of the superior even such as they are and severely limits the amount of tactical guidance we can acquire from its sees. In absence of this our efforts have returned to repelling the endless attacks by the order of the superior as they seek lands they have not badly depleted.</text:p>
      <text:p text:style-name="Text_20_body">Our order is very focused, true, as we neither gather any significant amount of food nor craft many of our mundane supplies. Our time is instead spent training if not on the line or making war supplies so we appear very lifeless to the Yellow in her current born order. Also as the ganblood plates seem to prevent her sight into sensitive areas it is unlikely she is aware of the listening posts we have in many other clans and it provides a strategic advantage to keep the numb minds of the order she tampers with from interfering with the line. </text:p>
      <text:p text:style-name="Text_20_body">Unlike the other orders all our members are equal even if male, much like myself, and we have an equal proportion of males to females. Those of you that are female of course are required to replace yourselves and your assigned clutch in eggs before you will be allowed to fight on the front line so until that can occur we suggest you train. Some trainees do stay behind to learn working the ganblood metal, train with other members, or study with twitch on specialized equipment procured from far reaches in the place beyond the world. These duties may be assigned to you as needs arise. If your developing skills merit more dangerous assignment you may be assigned with twitch on their journey into the place beyond the world to care for their mental and physical well being on extended excursions. </text:p>
      <text:h text:style-name="Heading_20_4" text:outline-level="4">Sindel, Overstudy for the order with the storm high</text:h>
      <text:p text:style-name="Text_20_body">As Yuri has mentioned your primary duties will be defense of the border of our territory with the order of the Superior referred to as the line by any of the other orders. While the yellow is indeed being disingenuous the far and deep do have a regimented mindset. Many will not consider new ideas unless proposed by their commanders. The order of the Great Red Lady served largely as the strategic caste until the yellow co-opted the order some time ago limiting their expression and general intellectual flexibility. As such my order has taken on many of their tactical and advisory duties and the far and deep now directly serve as escorts to those explorers we have in the place beyond the world. </text:p>
      <text:p text:style-name="Text_20_body">Generally obsessed with their duties of protecting their charges they do respect our traditions and serve the female explorers when asked since treaty requires they serve both mental and physical well being. Occasionally they assign the same gender to go with our explorers being rather pragmatic if they do not have a male to spare despite the treaty requiring otherwise. Tradition as much as our logic dictates that all pairs must be able to produce eggs so we attempt to get them to stop but their social habits are often inaccessible. Even with our great level of interaction as they do not associate socially with other clans unless ordered to and many of the gan are in similar egg-less pairs. Thankfully they often associate with the sex they require to produce eggs so their best leaders maintain their path of births. We see it as inefficient for each clutch or mated pair to raise their own children rather than it being a keeper's task but they are not flexible on this.</text:p>
      <text:p text:style-name="Text_20_body">We helped them discover and refine ganblood ingots through our experimentation with tools from the place beyond the world as such many part-gans come to us with ideas and concepts to search for in the place beyond the world as to better serve or arm their clutch. We provide logistics, supply storage, and developments of learning since the far and deep deal in combat rather than mundane things and many have a disdain for ferreting cargo to the battlefield rather than guarding the line. </text:p>
      <text:p text:style-name="Text_20_body">Even if they dislike these noncombat tasks their sense of duty to the whole does not affect their performance when asked of them and go with all their strength at all things. This intensity is also shown in their mated pairs as most persist beyond death as long as both recall each other at birth. Given the far and deep have such little loss when their traveler is forced to carry their memories to a new body the bond often persists even both are the same gender. <text:s/></text:p>
      <text:p text:style-name="Text_20_body">Their rituals in regard to rules for mated pairs are not written down as much as anything else not directly associated with the line with similarly little art or literature found among them. What little culture they have is generally held between mated pairs and not shared with others or recorded. This renders their buildings barren and sparse except for utilitarian goods or ornate weaponry collections though this limits the ability to identify important structures so it may be intentional. In short they are a heavily dedicated order that tolerates no distractions to their purpose with the unshakable, if inflexible, will to carry it out. </text:p>
      <text:h text:style-name="Heading_20_4" text:outline-level="4">DM Information:</text:h>
      <text:p text:style-name="Text_20_body">Kreen's mind is ephemeral and difficult to contact as the Lost drown out most coherent thought. Members of the order are mostly concerned with defense of 'the line' and recently meditation to filter out Kreen's thoughts among the screaming noise in order to put together meaningful information about the outside construct. This tightly kept secret is not shared with the other orders. This derived for them once learning new languages more advanced architecture knowledge from the extensive libraries of the order With the Storm High along with some other basic skills, so they can live in airborne cities attached by chain to support columns toward the ceiling. Though they contend regularly with gliders or other denizens of the ceiling they continually survey their environment and meditate for a chance exposure to a stray thought during normal surveillance duties. Otherwise they remain insular and remote to the other clans. </text:p>
      <text:p text:style-name="Text_20_body">Members live in assigned clutch groups where the females are expected to produce enough eggs for all members of their clutch before being allowed to go to war but are otherwise nondiscriminatory compared to the other clans. As they have discovered the only unlocked exit from the reservoir they have some direct exposure to other races from literature littered about the artifact Kreen's interior and surveillance of the same. Keeping the line mostly refers to holding back the encroaching march of the Order of the Superior as such the other orders rarely question their duties when policing inter-order squabbles. All have intense personalities devoted to strong moral codes of some stripe shared by their clutch and even though most are in tightly knit squads they work as a whole in training and defense. Punishment for betraying the line or murdering each other is often punished with death by desiccation this being secured by chain below the bridging between pillars of Gan until either dying of dehydration or serving their sentence. They are isolated from their peers by a deafening head garb though this particular punishment is usually reserved for those sentenced to death.</text:p>
      <text:p text:style-name="Text_20_body">Their clutch groups serve also as parent to any true children born or assigned to them though many mated pairs exist in parallel. New births are assigned to squads once of age whom tend to them assuming they do not recover their memory. Their eyes are commonly colored a bright cobalt blue and all bleed this color. The blood itself is often used to forge ingots of workable metal, Ganblood ingots, by skilled members of their order.</text:p>
      <text:h text:style-name="Heading_20_4" text:outline-level="4"><text:span text:style-name="T2">Requirements</text:span>:</text:h>
      <text:list xml:id="list33184929" text:style-name="List_20_1">
        <text:list-item>
          <text:p text:style-name="P12">Alignment: Any</text:p>
        </text:list-item>
        <text:list-item>
          <text:p text:style-name="P12">Required Class: No Sorcerer, Wizard, or divine classes</text:p>
        </text:list-item>
        <text:list-item>
          <text:p text:style-name="P12">Favored class: Fighter – This race has access to metal weaponry and armor and as such uses it a great deal</text:p>
        </text:list-item>
      </text:list>
      <text:h text:style-name="Heading_20_4" text:outline-level="4"><text:span text:style-name="T2">Abilities</text:span>:</text:h>
      <text:list xml:id="list35171042" text:continue-list="list35182576" text:style-name="L6">
        <text:list-item>
          <text:p text:style-name="P10"><text:span text:style-name="T1">Perceive (Sp)</text:span> – 1 per class level per day concentrated for as long at one sitting as desired. The caster can observe as scry from any shrine to another shrine they have made a pilgrimage to on the same plane. Requires a still pool of clean water to use. They can also use this ability centered on themselves with a concentration check of DC 10 once an hour for a 1% chance to hear a portion of Kreen's current thought process among its selves while meditating that hour.</text:p>
        </text:list-item>
        <text:list-item>
          <text:p text:style-name="P10"><text:span text:style-name="T1">Prescient (Su)</text:span> – All are aware of the location of any inner self of the artifact Kreen or any energy channeler above 10<text:span text:style-name="T4">th</text:span> level if within 100' regardless of concealment.</text:p>
        </text:list-item>
        <text:list-item>
          <text:p text:style-name="P10"><text:span text:style-name="T1">Blue-blooded</text:span> – This order is blue-blooded for effects that require it.</text:p>
        </text:list-item>
        <text:list-item>
          <text:p text:style-name="P10"><text:span text:style-name="T1">Indomitable link</text:span> –All deaths of this order have a 5% chance per level to be immediately reborn into a waiting egg or else function per normal reincarnation rules. The member will remember everything up until their death as well as retain all class levels and their former body can never be resurrected by any means, must reroll their attributes, and lose any acquired templates.</text:p>
        </text:list-item>
        <text:list-item>
          <text:p text:style-name="P10"><text:span text:style-name="T1">Literate</text:span> – Unlike the red lady's children these members are all quite literate and all keep extensive and detailed records in an inherited journal of anything they've ever heard from Kreens' minds.</text:p>
        </text:list-item>
        <text:list-item>
          <text:p text:style-name="P10"><text:span text:style-name="T1">Bonus languages:</text:span> Draconic, Sylvan, Halruuan</text:p>
        </text:list-item>
        <text:list-item>
          <text:p text:style-name="P10"><text:span text:style-name="T1">Automatic languages:</text:span> Common, Red lady's children</text:p>
        </text:list-item>
        <text:list-item>
          <text:p text:style-name="P10"><text:span text:style-name="T1">Low Light Vision</text:span> – Their eyes have become better adapted from traversing the underworks and have normal low light vision.</text:p>
        </text:list-item>
        <text:list-item>
          <text:p text:style-name="P10"><text:span text:style-name="T1">+4 attack versus the order of the superior</text:span> – They have been battling the order of the superior for a long time and have developed a great deal of specific methods that are taught to all soldiers.</text:p>
        </text:list-item>
        <text:list-item>
          <text:p text:style-name="P10"><text:span text:style-name="T1">Feat:</text:span> These characters gain one feat or ability from this list for free at first level regardless of any prerequisites: Iron Will (now stacks), Great Fortitude (now stacks), Ferocity (Ex), Toughness, Improved unarmed strike</text:p>
        </text:list-item>
        <text:list-item>
          <text:p text:style-name="P10"><text:span text:style-name="T1">+2 AC (Natural armor)</text:span> – This race's skin is made of sterner stuff given their blood's curious quality of solidifying under sudden pressure and redundant path circulatory system.</text:p>
        </text:list-item>
      </text:list>
      <text:h text:style-name="Heading_20_3" text:outline-level="3">With the Storm High</text:h>
      <text:h text:style-name="Heading_20_4" text:outline-level="4">Neena, scribe of the Yellow. Dictated by the Yellow as His will</text:h>
      <text:p text:style-name="Text_20_body">These of his children are a curious mongrel from times past. They persist as their own order now when once they were forced to wander and sleep wherever they could find purchase. Now they have cities of their own to glorify Him and serve to create tools and knowledge with which to further His people. Though their minds are quick their bodies are weak and many lack breeding that bids Him to give them trials of the body. They travel in His world much to the anger of His children and though some die they bring back some of his wonders so I am loath to tamper with them in this matter. Their libraries are unparalleled now from years of study in His lands and though their eyes can be blind from the wonder that is His they serve His work to my satisfaction.</text:p>
      <text:h text:style-name="P4" text:outline-level="4">Yuri, 3 <text:span text:style-name="T5">Gan</text:span> of the line</text:h>
      <text:p text:style-name="Text_20_body">This order serves as those who study and investigate our world though they do not fully understand it. We restrict some information from them but they study Losthome, calling it the 'the place beyond the world', with abandon as we have no practical way of stopping them. Thankfully the superior have not found a way to exploit this as the twitch are generally too naturally anxious to sleep and dream when imprisoned by the silvertongues. <text:s/>Still they get taken every so often and we have a detestable treaty with their females for companionship and guards in their forays into the world in trade for weapons, tools, and medicines. The centers of learning run by their keepers are now unmatched with the Yellow's iron fist clutched around the only other large libraries kept. Keepers teach talents of all descriptions including some of our own as provided by old soldiers that smith tools for the line. We maintain a large group of smiths there, more than are needed for training, to provide for their research in keeping their goals for expanding our available tools and weapons. Their improvements have taken over some of the duties normally given to the order of the red lady though they do not excel at them are quite diligent if not as line-worthy. Recently we have been expanding their role in the line with their growing numbers of mind wills which add a very useful field-support role with ammo supplies that are comparatively inexhaustible. Their abilities to drift closer into Losthome while still within our world have proven useful for stealth duties though very few are competent fighters.</text:p>
      <text:h text:style-name="P4" text:outline-level="4">Sindel, Overstudy for the <text:span text:style-name="T5">order</text:span> with the storm high</text:h>
      <text:p text:style-name="Text_20_body">Our order is mostly full of teachers, creators, and archivists. We do not participate in the artistry of the red lady's children as much but our cities are generally always full of all the orders. Our universities rule each city with their headmaster though the crafters always have a say as they are usually from the order of the far and deep. Our other goal is expanding our knowledge by exploring the place beyond the world our order discovered many lives ago and we have a number of treaties dedicated to that. It consumes a great deal of our resources and that of the far and deep but given the various supplies we can only locate there they are usually enthusiastic about the trip if not the other portion of the contract that requires them to serve our females. <text:s/>Most of our ruling class is female though we are not so rigidly held as the order of the red lady to tradition but males are still treated well and have the right of property. Many individuals subsist entirely on bounties from objects brought from the place beyond the world and there is a small but not insignificant amount of the population dedicated expressly to this beyond the primary control of the university or the crafters. They usually pay respect to the keeper's demands all the same and their groups are well-kept so there is little regulation of them by the keepers. Though this makes the far and deep unhappy this arrangement has led to surprise discoveries of groups taking the chance to wander far past mapped areas of the place beyond the world and make quite a name for themselves. A few large groups have a significant quantity of spellcasters and the far and deep's crafters may soon require the groups to have a keeper named among them.</text:p>
      <text:h text:style-name="P4" text:outline-level="4">DM <text:span text:style-name="T5">information</text:span>:</text:h>
      <text:p text:style-name="Text_20_body">A Hybrid of the Order of the Superior and the Order of the Great Red Lady before the two diverged too far to breed together. As many of this order focusing on intellectual concerns happen to have nervous tics the Far and Deep have also commonly refer to those that explore knowledge as 'twitches' and their casters as 'mind wills'. This order has homed in more on the 'place beyond the world' after these hybrids began waking up inside it while dreaming. This leaves them as a whole largely nonviolent in goals if nevertheless still disturbed by Losthome if not by their heritage. All suffer from hallucination and/or general psychosis though they easily manage to form a vastly more efficient order to productive ends in comparison to the Order of the Superior. A caste of stronger minded individuals seek out understanding of the Place Beyond the World and those that reside in it as well as directing and managing the group in a decentralized fashion. Most members function in some role in research or and produce the most advanced alchemical materials available in any real quantity. They have a general regard for the Order of the Great Red Lady and the two trade regularly unlike the Order of the Far and Deep which only offers information or guardian consorts to them in return. They are the most flexible in their habitat in having underwater cities, wall cities, and even rehabilitating abandoned Order of the Far and Deep's outposts connected to support columns. Their movements can be distant and partly ethereal should they desire in drawing from the Place Beyond the World but it is far too taxing to do continually. </text:p>
      <text:h text:style-name="Heading_20_4" text:outline-level="4"><text:span text:style-name="T2">Requirements</text:span>:</text:h>
      <text:list xml:id="list35190060" text:continue-list="list33184929" text:style-name="List_20_1">
        <text:list-item>
          <text:p text:style-name="P12">Alignment: Chaotic Neutral or Chaotic Good</text:p>
        </text:list-item>
        <text:list-item>
          <text:p text:style-name="P12">Class: no divine classes or psionics</text:p>
        </text:list-item>
      </text:list>
      <text:h text:style-name="Heading_20_4" text:outline-level="4"><text:span text:style-name="T2">Abilities</text:span>:</text:h>
      <text:list xml:id="list35181032" text:continue-numbering="true" text:style-name="List_20_1">
        <text:list-item>
          <text:p text:style-name="P12"><text:span text:style-name="T1">Faint (Sp)</text:span> – 1/day plus 1 per every two of the highest class level. Caster gains a +4 camouflage bonus to hide and move silently checks for 1d4+1 rounds but must be used while flying and ends on landing. The bonus increases by +2 at 5<text:span text:style-name="T4">th</text:span> level and at 15<text:span text:style-name="T4">th</text:span> level.</text:p>
        </text:list-item>
        <text:list-item>
          <text:p text:style-name="P12"><text:span text:style-name="T1">-2 Con, +4 Int</text:span> – Contact with the storm has left them numb but they are fairly intelligent compared to their peers.</text:p>
        </text:list-item>
        <text:list-item>
          <text:p text:style-name="P12"><text:span text:style-name="T1">Blue-blooded</text:span> – This order is blue-blooded for effects that require it.</text:p>
        </text:list-item>
        <text:list-item>
          <text:p text:style-name="P12"><text:span text:style-name="T1">Maneuverability (average)</text:span> – They have more complex wing structures and thus are better able to maneuver in the air.</text:p>
        </text:list-item>
        <text:list-item>
          <text:p text:style-name="P12"><text:span text:style-name="T1">Psychosis </text:span>– Due to their heritage they still have congenital psychosis but it is significantly less pronounced.</text:p>
          <text:list>
            <text:list-item>
              <text:p text:style-name="P12"><text:span text:style-name="T1">Delusional (Mild)</text:span> – These individuals have some mild change in their perceived environment that will not dislodge. Ones such as thinking they are underwater and have gills but otherwise interacting as normal. +2 save versus illusions not their own. These delusions can be generated from hallucinating a trait [DMG 4-24 p.128] about a random minor dungeon furnishing [DMG <text:s/>p.66]</text:p>
            </text:list-item>
            <text:list-item>
              <text:p text:style-name="P12"><text:span text:style-name="T1">Delusional (Severe)</text:span> – These individuals though not emotionally unstable have a severely perturbed mental environment. Delusions such as thinking all the other order members are small fish in a world made of food. May save immediately upon exposure versus illusions not their own. These delusions can be generated from hallucinating 2d4 traits [DMG 4-24 p.128] about a random minor dungeon furnishing [DMG <text:s/>p.66]</text:p>
            </text:list-item>
            <text:list-item>
              <text:p text:style-name="P12"><text:span text:style-name="T1">Mania</text:span> – Unable to regulate their emotions to any large degree these individuals often change mood and continuously operate at maximum intensity. In this race it gives them just as particularly strong and intense focus in whatever they fixate on despite distractions. +10 racial bonus to concentration and spellcraft checks but the character can only change target or type in combat every 1d3 rounds regardless if the target exists or is alive anymore or not. A target can be an area, individual, activity or other such type valid for spells or abilities while in combat but they can change either the type of activity or target per opportunity, not both.</text:p>
            </text:list-item>
            <text:list-item>
              <text:p text:style-name="P12"><text:span text:style-name="T1">Neurotic</text:span> – Nervous wrecks as a rule these individuals are unable to relax. Constantly worrying about various things they are rather vigilant if fairly stable but don't function well. +10 racial bonus to listen and spot and -5 to all other skills.</text:p>
            </text:list-item>
            <text:list-item>
              <text:p text:style-name="P12"><text:span text:style-name="T1">Obsessive compulsive</text:span> – Intensely focused with the use of any one random skill they get +10 competence bonus with it and may not learn any other skill of that stat ability type. This skill may be changed when gaining a level once per three class levels and the new ability inhibits any ranks in skills of the new obsessed ability's stat type from taking effect in rolls.</text:p>
            </text:list-item>
            <text:list-item>
              <text:p text:style-name="P12"><text:span text:style-name="T1">Phobic</text:span> – Acquire an unavoidable terror of the first thing to do them physical harm. Must save vs fear DC 15 in order to make any action to interact with such things. If failing the check by 5 they run and hide from the target. If losing by 10 the character cowers. If making the save they gain a +4 strength bonus if taking actions to destroy the target.</text:p>
            </text:list-item>
          </text:list>
        </text:list-item>
        <text:list-item>
          <text:p text:style-name="P12"><text:span text:style-name="T1">+2 Craft(Bookbinding)</text:span> – Used for their white pigment on dried kelp pages </text:p>
        </text:list-item>
        <text:list-item>
          <text:p text:style-name="P12"><text:span text:style-name="T1">+2 Craft(Alchemy)</text:span><text:span text:style-name="T3"> – All individuals are expected to contribute to learning in some matter if at least making supplies for the line</text:span></text:p>
        </text:list-item>
      </text:list>
      <text:h text:style-name="Heading_20_2" text:outline-level="2">Items</text:h>
      <text:h text:style-name="Heading_20_3" text:outline-level="3">Grenade-like Weapons</text:h>
      <text:list xml:id="list35174934" text:continue-numbering="true" text:style-name="List_20_1">
        <text:list-item>
          <text:p text:style-name="P12"><text:span text:style-name="T1">Pyrosnail Bomb</text:span> – Must be set off by an at least 3<text:span text:style-name="T4">rd</text:span> level evocation spell. Once detonated the pressure wave causes all inorganic solids, including walls, within 2d6+3 feet (or 1d3 squares) to make a sunder check as if against opponent with a +20 bonus and all targets in that range that make the save take 3d6 force damage instead.</text:p>
        </text:list-item>
      </text:list>
      <text:h text:style-name="Heading_20_3" text:outline-level="3">Special Materials</text:h>
      <text:list xml:id="list35173088" text:continue-numbering="true" text:style-name="List_20_1">
        <text:list-item>
          <text:p text:style-name="P12"><text:span text:style-name="T1">Ganblood </text:span>– Forged by either weapon or armor smiths it is a bright blue ingot that produces an audible if faint ringing when touched. The material has a hardness of 10 and 30 hp/inch of thickness. Items that are made of this material must be entirely composed of it, for example a weapon cannot have a wooden handle, in order to use its innate abilities. An item that is broken is not symbiotic and a blue-blooded red lady's child must expend HP as material as well as a craft check to bring the item to at least half its HP before it will resume regeneration from its symbiotic ability when carried. See ganblood ingot for crafting raw material.</text:p>
          <text:list>
            <text:list-item>
              <text:p text:style-name="P12"><text:span text:style-name="T1">Fleshen</text:span> (Sp) – Non-magical items can be repaired of damage, though not if completely broken, by exposure to an equal HP value of blood from any of the blue-blooded members of the red-lady's children. Spells or abilities cannot affect these items directly either through mending or healing.</text:p>
            </text:list-item>
            <text:list-item>
              <text:p text:style-name="P12"><text:span text:style-name="T1">Symbiotic</text:span> - As long as the unbroken items made of this material are used by blue-blooded red lady's children at least once a day bladed weapons will gain the Keen attribute and armor will induce fast healing 1 in its wearer which does not stack. The item itself regenerates 1 hp every other hour if damaged. Should the item be an intelligent magic item it will gain the spell-like ability to drain d6 HP per turn in subdual damage from a blue-blooded wielder and add it to its own total. Such intelligent items also have +1 Ego.</text:p>
            </text:list-item>
            <text:list-item>
              <text:p text:style-name="P12"><text:span text:style-name="T1">Bond Memory</text:span> (Sp)- Broken magic weapons or armor of this material will regain their abilities upon being repaired as long as it is entirely repaired by the same individual that created the item and employed it when broken or enough time passes that the fully repaired item would have regenerated ten times its HP. <text:s/>This means 2 hour periods that the item regenerates actual damage does not count toward the period after which the item regains its magic powers.</text:p>
            </text:list-item>
          </text:list>
        </text:list-item>
      </text:list>
      <table:table table:name="Ganbloodcost" table:style-name="Ganbloodcost">
        <table:table-column table:style-name="Ganbloodcost.A"/>
        <table:table-column table:style-name="Ganbloodcost.B"/>
        <table:table-row>
          <table:table-cell table:style-name="Ganbloodcost.A1" office:value-type="string">
            <text:p text:style-name="P3">Type of Ganblood Item</text:p>
          </table:table-cell>
          <table:table-cell table:style-name="Ganbloodcost.B1" office:value-type="string">
            <text:p text:style-name="P3">Item Cost Modifier</text:p>
          </table:table-cell>
        </table:table-row>
        <table:table-row>
          <table:table-cell table:style-name="Ganbloodcost.A2" office:value-type="string">
            <text:p text:style-name="P2">Light armor</text:p>
          </table:table-cell>
          <table:table-cell table:style-name="Ganbloodcost.B2" office:value-type="string">
            <text:p text:style-name="P1">+1500 GP</text:p>
          </table:table-cell>
        </table:table-row>
        <table:table-row>
          <table:table-cell table:style-name="Ganbloodcost.A2" office:value-type="string">
            <text:p text:style-name="P1">Medium Armor</text:p>
          </table:table-cell>
          <table:table-cell table:style-name="Ganbloodcost.B2" office:value-type="string">
            <text:p text:style-name="P1">+6000 GP</text:p>
          </table:table-cell>
        </table:table-row>
        <table:table-row>
          <table:table-cell table:style-name="Ganbloodcost.A2" office:value-type="string">
            <text:p text:style-name="P1">Heavy Armor</text:p>
          </table:table-cell>
          <table:table-cell table:style-name="Ganbloodcost.B2" office:value-type="string">
            <text:p text:style-name="P1">+13500 GP</text:p>
          </table:table-cell>
        </table:table-row>
        <table:table-row>
          <table:table-cell table:style-name="Ganbloodcost.A2" office:value-type="string">
            <text:p text:style-name="P1">Shield</text:p>
          </table:table-cell>
          <table:table-cell table:style-name="Ganbloodcost.B2" office:value-type="string">
            <text:p text:style-name="P1">+1500 GP</text:p>
          </table:table-cell>
        </table:table-row>
        <table:table-row>
          <table:table-cell table:style-name="Ganbloodcost.A2" office:value-type="string">
            <text:p text:style-name="P1">Other Items</text:p>
          </table:table-cell>
          <table:table-cell table:style-name="Ganbloodcost.B2" office:value-type="string">
            <text:p text:style-name="P1">+750 GP/lb.</text:p>
          </table:table-cell>
        </table:table-row>
      </table:table>
      <text:list xml:id="list35188549" text:continue-numbering="true" text:style-name="List_20_1">
        <text:list-item>
          <text:p text:style-name="P12">Kelp – As leather</text:p>
        </text:list-item>
      </text:list>
      <text:h text:style-name="Heading_20_3" text:outline-level="3">Miscellaneous Items</text:h>
      <text:list xml:id="list35182012" text:continue-numbering="true" text:style-name="List_20_1">
        <text:list-item>
          <text:p text:style-name="P12"><text:span text:style-name="T1">Necroplankton Paste</text:span> – Cures echosphore infection, causes 1d6 negative energy damage. Can be used as weapon coating, refer to poisoning rules.</text:p>
        </text:list-item>
        <text:list-item>
          <text:p text:style-name="P12"><text:span text:style-name="T1">Manyfish extract (oil)</text:span> – cures 1d6 + con bonus HP for 1d3 rounds</text:p>
        </text:list-item>
        <text:list-item>
          <text:p text:style-name="P12"><text:span text:style-name="T1">Kelp Core</text:span> – 2d6 temporary con bonus for 2d12 hours only while sick with poison or disease</text:p>
        </text:list-item>
        <text:list-item>
          <text:p text:style-name="P12"><text:span text:style-name="T1">Fell grape wine</text:span> – Primary: Confusion, Secondary: Fast healing 2 for 1d3 hours</text:p>
        </text:list-item>
        <text:list-item>
          <text:p text:style-name="P12"><text:span text:style-name="T1">Pyropad Oil</text:span> – Primary: 2d6 temporary int damage, Secondary: Lesser restoration</text:p>
        </text:list-item>
        <text:list-item>
          <text:p text:style-name="P12"><text:span text:style-name="T1">Ganblood Ingot</text:span> – 750 GP - To create a 1lb ingot of this material requires a weapon or armorsmithing check DC 15. If drawing the blood from a live subject it will also require a healing check DC 10 to draw blood as subdual damage instead of normal damage. Raw material is requires 25 HP per ingot worth 30 gold per hit point for determining time to create an ingot. A single smith cannot expend more than their class level in HP per day from any given target without medical assistance (long-term care healing check DC from another) unless a preserved supply is available and blood supplies may not have mixed sources. The specialized equipment to process the ingots costs 200 GP without which the smith takes a -10 circumstance penalty for improvised tools. Once the ingots are created they can then be combined with more ingots to smith larger item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mo" svg:font-family="Arimo, serif"/>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left="0in" fo:margin-right="0in" fo:margin-top="0in" fo:margin-bottom="0in" fo:text-align="justify" style:justify-single-word="false" fo:keep-together="auto" fo:orphans="2" fo:widows="2" fo:text-indent="0in" style:auto-text-indent="true"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master-page-name="">
      <style:paragraph-properties style:page-number="auto" style:shadow="none" fo:keep-with-next="auto">
        <style:tab-stops/>
      </style:paragraph-properties>
      <style:text-properties style:font-name="Arial Black" fo:font-size="16pt" fo:font-style="normal" fo:font-weight="900" style:font-size-asian="14pt" style:font-weight-asian="bold" style:font-size-complex="14pt" style:font-weight-complex="bold"/>
    </style:style>
    <style:style style:name="Statistics" style:family="paragraph" style:master-page-name="">
      <style:paragraph-properties fo:margin-top="0in" fo:margin-bottom="0in" style:page-number="auto"/>
    </style:style>
    <style:style style:name="Heading_20_4" style:display-name="Heading 4" style:family="paragraph" style:parent-style-name="Heading" style:next-style-name="Text_20_body" style:default-outline-level="4" style:class="text" style:master-page-name="">
      <style:paragraph-properties fo:margin-left="0.5in" fo:margin-right="0in" fo:margin-top="0.0799in" fo:margin-bottom="0.0799in" fo:text-indent="0in" style:auto-text-indent="true" style:page-number="auto" fo:keep-with-next="auto"/>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shadow="none"/>
      <style:text-properties fo:text-transform="capitalize" style:font-name="Arial Black" fo:font-size="150%" fo:font-weight="9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in" fo:border-left="none" fo:border-right="none" fo:border-top="none" fo:border-bottom="2.49pt solid #000000" style:shadow="none"/>
      <style:text-properties fo:font-size="14pt" fo:font-style="italic" fo:font-weight="bold" style:font-size-asian="14pt" style:font-style-asian="italic" style:font-weight-asian="bold" style:font-size-complex="14pt" style:font-style-complex="italic" style:font-weight-complex="bold"/>
    </style:style>
    <style:style style:name="List_20_1" style:display-name="List 1" style:family="paragraph" style:parent-style-name="List" style:class="list" style:master-page-name="">
      <style:paragraph-properties fo:margin-left="0in" fo:margin-right="0in" fo:margin-top="0in" fo:margin-bottom="0in" fo:text-align="justify" style:justify-single-word="false" fo:orphans="2" fo:text-indent="0in" style:auto-text-indent="false" style:page-number="auto"/>
      <style:text-properties fo:font-size="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6575in" fo:text-indent="-0.1575in" fo:margin-left="0.657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8154in" fo:text-indent="-0.1575in" fo:margin-left="0.8154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72in" fo:text-indent="-0.1575in" fo:margin-left="0.972in"/>
        </style:list-level-properties>
        <style:text-properties style:font-name="Open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1299in" fo:text-indent="-0.1575in" fo:margin-left="1.1299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2874in" fo:text-indent="-0.1575in" fo:margin-left="1.2874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4453in" fo:text-indent="-0.1575in" fo:margin-left="1.4453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1.602in" fo:text-indent="-0.1575in" fo:margin-left="1.60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1.7598in" fo:text-indent="-0.1575in" fo:margin-left="1.7598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1.9173in" fo:text-indent="-0.1575in" fo:margin-left="1.9173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0752in" fo:text-indent="-0.1575in" fo:margin-left="2.0752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in" fo:margin-bottom="0.1in" fo:margin-left="0.1in" fo:margin-right="0.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7-03T22:25:04.67</meta:creation-date>
    <dc:date>2011-09-30T15:05:53.62</dc:date>
    <meta:editing-duration>P75DT1H43M6S</meta:editing-duration>
    <meta:editing-cycles>119</meta:editing-cycles>
    <meta:generator>LibreOffice/3.4$Win32 LibreOffice_project/340m1$Build-203</meta:generator>
    <dc:creator>Chris N</dc:creator>
    <meta:document-statistic meta:table-count="1" meta:image-count="0" meta:object-count="0" meta:page-count="1" meta:paragraph-count="200" meta:word-count="12150" meta:character-count="68587" meta:non-whitespace-character-count="56694"/>
  </office:meta>
</office:document-meta>
</file>